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8pt" style:font-size-asian="8pt" style:font-size-complex="8pt"/>
    </style:style>
    <style:style style:name="P3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2" style:parent-style-name="LO-Normal" style:family="paragraph">
      <style:paragraph-properties fo:margin-bottom="0in" fo:margin-left="0.25in" fo:margin-right="-1.1812in">
        <style:tab-stops/>
      </style:paragraph-properties>
      <style:text-properties fo:font-weight="bold" style:font-weight-asian="bold" fo:font-size="8pt" style:font-size-asian="8pt" style:font-size-complex="8pt"/>
    </style:style>
    <style:style style:name="P593" style:parent-style-name="LO-Normal" style:family="paragraph">
      <style:paragraph-properties fo:margin-bottom="0in" fo:margin-left="0.25in" fo:margin-right="-1.1812in">
        <style:tab-stops/>
      </style:paragraph-properties>
      <style:text-properties fo:font-weight="bold" style:font-weight-asian="bold" fo:font-size="8pt" style:font-size-asian="8pt" style:font-size-complex="8pt"/>
    </style:style>
  </office:automatic-styles>
  <office:body>
    <office:text text:use-soft-page-breaks="true">
      <text:list text:style-name="LFO1" text:continue-numbering="true">
        <text:list-item>
          <text:p text:style-name="P1">SY530661615BR</text:p>
        </text:list-item>
        <text:list-item>
          <text:p text:style-name="P306">QR927774437BR</text:p>
        </text:list-item>
        <text:list-item>
          <text:p text:style-name="P307">QR930004181BR</text:p>
        </text:list-item>
        <text:list-item>
          <text:p text:style-name="P308">SY530713967BR</text:p>
        </text:list-item>
        <text:list-item>
          <text:p text:style-name="P309">QR930064137BR</text:p>
        </text:list-item>
        <text:list-item>
          <text:p text:style-name="P310">SY530711555BR</text:p>
        </text:list-item>
        <text:list-item>
          <text:p text:style-name="P311">SY530715248BR</text:p>
        </text:list-item>
        <text:list-item>
          <text:p text:style-name="P312">QR929981896BR</text:p>
        </text:list-item>
        <text:list-item>
          <text:p text:style-name="P313">SY530663687BR</text:p>
        </text:list-item>
        <text:list-item>
          <text:p text:style-name="P314">SY532393483BR</text:p>
        </text:list-item>
        <text:list-item>
          <text:p text:style-name="P315">QR929216250BR</text:p>
        </text:list-item>
        <text:list-item>
          <text:p text:style-name="P316">QR930049259BR</text:p>
        </text:list-item>
        <text:list-item>
          <text:p text:style-name="P317">SY530663639BR</text:p>
        </text:list-item>
        <text:list-item>
          <text:p text:style-name="P318">QR928411592BR</text:p>
        </text:list-item>
        <text:list-item>
          <text:p text:style-name="P319">QR930035440BR</text:p>
        </text:list-item>
        <text:list-item>
          <text:p text:style-name="P320">SY530686229BR</text:p>
        </text:list-item>
        <text:list-item>
          <text:p text:style-name="P321">QR930001450BR</text:p>
        </text:list-item>
        <text:list-item>
          <text:p text:style-name="P322">QR930018906BR</text:p>
        </text:list-item>
        <text:list-item>
          <text:p text:style-name="P323">SY532390062BR</text:p>
        </text:list-item>
        <text:list-item>
          <text:p text:style-name="P324">QR929258025BR</text:p>
        </text:list-item>
        <text:list-item>
          <text:p text:style-name="P325">QR928434823BR</text:p>
        </text:list-item>
        <text:list-item>
          <text:p text:style-name="P326">QR930024124BR</text:p>
        </text:list-item>
        <text:list-item>
          <text:p text:style-name="P327">QR928054842BR</text:p>
        </text:list-item>
        <text:list-item>
          <text:p text:style-name="P328">SY530544322BR</text:p>
        </text:list-item>
        <text:list-item>
          <text:p text:style-name="P329">QR928407173BR</text:p>
        </text:list-item>
        <text:list-item>
          <text:p text:style-name="P330">QR928428607BR</text:p>
        </text:list-item>
        <text:list-item>
          <text:p text:style-name="P331">SY530730863BR</text:p>
        </text:list-item>
        <text:list-item>
          <text:p text:style-name="P332">QR927785837BR</text:p>
        </text:list-item>
        <text:list-item>
          <text:p text:style-name="P333">QR928398661BR</text:p>
        </text:list-item>
        <text:list-item>
          <text:p text:style-name="P334">QR929250565BR</text:p>
        </text:list-item>
        <text:list-item>
          <text:p text:style-name="P335">QR929296567BR</text:p>
        </text:list-item>
        <text:list-item>
          <text:p text:style-name="P336">SY530651732BR</text:p>
        </text:list-item>
        <text:list-item>
          <text:p text:style-name="P337">QR929228448BR</text:p>
        </text:list-item>
        <text:list-item>
          <text:p text:style-name="P338">QR928440381BR</text:p>
        </text:list-item>
        <text:list-item>
          <text:p text:style-name="P339">QR928475346BR</text:p>
        </text:list-item>
        <text:list-item>
          <text:p text:style-name="P340">QR928457118BR</text:p>
        </text:list-item>
        <text:list-item>
          <text:p text:style-name="P341">QR930045186BR</text:p>
        </text:list-item>
        <text:list-item>
          <text:p text:style-name="P342">SY530630281BR</text:p>
        </text:list-item>
        <text:list-item>
          <text:p text:style-name="P343">QR929294773BR</text:p>
        </text:list-item>
        <text:list-item>
          <text:p text:style-name="P344">QR929280156BR</text:p>
        </text:list-item>
        <text:list-item>
          <text:p text:style-name="P345">SY530682108BR</text:p>
        </text:list-item>
        <text:list-item>
          <text:p text:style-name="P346">SY530623042BR</text:p>
        </text:list-item>
        <text:list-item>
          <text:p text:style-name="P347">QR927999130BR</text:p>
        </text:list-item>
        <text:list-item>
          <text:p text:style-name="P348">QR927784496BR</text:p>
        </text:list-item>
        <text:list-item>
          <text:p text:style-name="P349">SY532411964BR</text:p>
        </text:list-item>
        <text:list-item>
          <text:p text:style-name="P350">QR928439304BR</text:p>
        </text:list-item>
        <text:list-item>
          <text:p text:style-name="P351">QR929230353BR</text:p>
        </text:list-item>
        <text:list-item>
          <text:p text:style-name="P352">SY530690458BR</text:p>
        </text:list-item>
        <text:list-item>
          <text:p text:style-name="P353">QR928435965BR</text:p>
        </text:list-item>
        <text:list-item>
          <text:p text:style-name="P354">SY530708508BR</text:p>
        </text:list-item>
        <text:list-item>
          <text:p text:style-name="P355">QR928009239BR</text:p>
        </text:list-item>
        <text:list-item>
          <text:p text:style-name="P356">SY530539795BR</text:p>
        </text:list-item>
        <text:list-item>
          <text:p text:style-name="P357">QR928434576BR</text:p>
        </text:list-item>
        <text:list-item>
          <text:p text:style-name="P358">QR928033621BR</text:p>
        </text:list-item>
        <text:list-item>
          <text:p text:style-name="P359">QR928009582BR</text:p>
        </text:list-item>
        <text:list-item>
          <text:p text:style-name="P360">SY530671065BR</text:p>
        </text:list-item>
        <text:list-item>
          <text:p text:style-name="P361">QR929220943BR</text:p>
        </text:list-item>
        <text:list-item>
          <text:p text:style-name="P362">SY530560753BR</text:p>
        </text:list-item>
        <text:list-item>
          <text:p text:style-name="P363">QR928382613BR</text:p>
        </text:list-item>
        <text:list-item>
          <text:p text:style-name="P364">QR927781340BR</text:p>
        </text:list-item>
        <text:list-item>
          <text:p text:style-name="P365">QR928420360BR</text:p>
        </text:list-item>
        <text:list-item>
          <text:p text:style-name="P366">SY530680875BR</text:p>
        </text:list-item>
        <text:list-item>
          <text:p text:style-name="P367">QR927779160BR</text:p>
        </text:list-item>
        <text:list-item>
          <text:p text:style-name="P368">QR929251384BR</text:p>
        </text:list-item>
        <text:list-item>
          <text:p text:style-name="P369">QR929250106BR</text:p>
        </text:list-item>
        <text:list-item>
          <text:p text:style-name="P370">SY530608990BR</text:p>
        </text:list-item>
        <text:list-item>
          <text:p text:style-name="P371">QR927786510BR</text:p>
        </text:list-item>
        <text:list-item>
          <text:p text:style-name="P372">SY530693600BR</text:p>
        </text:list-item>
        <text:list-item>
          <text:p text:style-name="P373">QR929269601BR</text:p>
        </text:list-item>
        <text:list-item>
          <text:p text:style-name="P374">SY530705118BR</text:p>
        </text:list-item>
        <text:list-item>
          <text:p text:style-name="P375">QR928072421BR</text:p>
        </text:list-item>
        <text:list-item>
          <text:p text:style-name="P376">QR927779010BR</text:p>
        </text:list-item>
        <text:list-item>
          <text:p text:style-name="P377">QR928409228BR</text:p>
        </text:list-item>
        <text:list-item>
          <text:p text:style-name="P378">QR927998179BR</text:p>
        </text:list-item>
        <text:list-item>
          <text:p text:style-name="P379">QR928036455BR</text:p>
        </text:list-item>
        <text:list-item>
          <text:p text:style-name="P380">QR928085080BR</text:p>
        </text:list-item>
        <text:list-item>
          <text:p text:style-name="P381">QR928043252BR</text:p>
        </text:list-item>
        <text:list-item>
          <text:p text:style-name="P382">SY530564211BR</text:p>
        </text:list-item>
        <text:list-item>
          <text:p text:style-name="P383">QR929267375BR</text:p>
        </text:list-item>
        <text:list-item>
          <text:p text:style-name="P384">QR929288322BR</text:p>
        </text:list-item>
        <text:list-item>
          <text:p text:style-name="P385">SY530682730BR</text:p>
        </text:list-item>
        <text:list-item>
          <text:p text:style-name="P386">QR929229240BR</text:p>
        </text:list-item>
        <text:list-item>
          <text:p text:style-name="P387">QR929200820BR</text:p>
        </text:list-item>
        <text:list-item>
          <text:p text:style-name="P388">QR928393559BR</text:p>
        </text:list-item>
        <text:list-item>
          <text:p text:style-name="P389">SY529835288BR</text:p>
        </text:list-item>
        <text:list-item>
          <text:p text:style-name="P390">QR928478444BR</text:p>
        </text:list-item>
        <text:list-item>
          <text:p text:style-name="P391">QR929220838BR</text:p>
        </text:list-item>
        <text:list-item>
          <text:p text:style-name="P392">SY530607138BR</text:p>
        </text:list-item>
        <text:list-item>
          <text:p text:style-name="P393">SY530645167BR</text:p>
        </text:list-item>
        <text:list-item>
          <text:p text:style-name="P394">SY530643285BR</text:p>
        </text:list-item>
        <text:list-item>
          <text:p text:style-name="P395">QR928411663BR</text:p>
        </text:list-item>
        <text:list-item>
          <text:p text:style-name="P396">SY529833242BR</text:p>
        </text:list-item>
        <text:list-item>
          <text:p text:style-name="P397">QR929240815BR</text:p>
        </text:list-item>
        <text:list-item>
          <text:p text:style-name="P398">SY530650564BR</text:p>
        </text:list-item>
        <text:list-item>
          <text:p text:style-name="P399">QR929217578BR</text:p>
        </text:list-item>
        <text:list-item>
          <text:p text:style-name="P400">QR928477639BR</text:p>
        </text:list-item>
        <text:list-item>
          <text:p text:style-name="P401">QR928393735BR</text:p>
        </text:list-item>
        <text:list-item>
          <text:p text:style-name="P402">QR929214262BR</text:p>
        </text:list-item>
        <text:list-item>
          <text:p text:style-name="P403">SY530709145BR</text:p>
        </text:list-item>
        <text:list-item>
          <text:p text:style-name="P404">QR929227938BR</text:p>
        </text:list-item>
        <text:list-item>
          <text:p text:style-name="P405">SY530605551BR</text:p>
        </text:list-item>
        <text:list-item>
          <text:p text:style-name="P406">SY532389740BR</text:p>
        </text:list-item>
        <text:list-item>
          <text:p text:style-name="P407">QR927778500BR</text:p>
        </text:list-item>
        <text:list-item>
          <text:p text:style-name="P408">SY530606407BR</text:p>
        </text:list-item>
        <text:list-item>
          <text:p text:style-name="P409">QR930068641BR</text:p>
        </text:list-item>
        <text:list-item>
          <text:p text:style-name="P410">QR928005930BR</text:p>
        </text:list-item>
        <text:list-item>
          <text:p text:style-name="P411">QR929275451BR</text:p>
        </text:list-item>
        <text:list-item>
          <text:p text:style-name="P412">SY530633243BR</text:p>
        </text:list-item>
        <text:list-item>
          <text:p text:style-name="P413">QR930042105BR</text:p>
        </text:list-item>
        <text:list-item>
          <text:p text:style-name="P414">QR928458524BR</text:p>
        </text:list-item>
        <text:list-item>
          <text:p text:style-name="P415">SY530540864BR</text:p>
        </text:list-item>
        <text:list-item>
          <text:p text:style-name="P416">QR929252610BR</text:p>
        </text:list-item>
        <text:list-item>
          <text:p text:style-name="P417">QR929222578BR</text:p>
        </text:list-item>
        <text:list-item>
          <text:p text:style-name="P418">QR928084637BR</text:p>
        </text:list-item>
        <text:list-item>
          <text:p text:style-name="P419">QR928438374BR</text:p>
        </text:list-item>
        <text:list-item>
          <text:p text:style-name="P420">SY530536051BR</text:p>
        </text:list-item>
        <text:list-item>
          <text:p text:style-name="P421">QR928461015BR</text:p>
        </text:list-item>
        <text:list-item>
          <text:p text:style-name="P422">QR930008974BR</text:p>
        </text:list-item>
        <text:list-item>
          <text:p text:style-name="P423">SY530596982BR</text:p>
        </text:list-item>
        <text:list-item>
          <text:p text:style-name="P424">SY532395776BR</text:p>
        </text:list-item>
        <text:list-item>
          <text:p text:style-name="P425">QR927776588BR</text:p>
        </text:list-item>
        <text:list-item>
          <text:p text:style-name="P426">QR928046761BR</text:p>
        </text:list-item>
        <text:list-item>
          <text:p text:style-name="P427">QR930074868BR</text:p>
        </text:list-item>
        <text:list-item>
          <text:p text:style-name="P428">SY532394461BR</text:p>
        </text:list-item>
        <text:list-item>
          <text:p text:style-name="P429">SY530558065BR</text:p>
        </text:list-item>
        <text:list-item>
          <text:p text:style-name="P430">QR929215461BR</text:p>
        </text:list-item>
        <text:list-item>
          <text:p text:style-name="P431">SY530655703BR</text:p>
        </text:list-item>
        <text:list-item>
          <text:p text:style-name="P432">SY530558851BR</text:p>
        </text:list-item>
        <text:list-item>
          <text:p text:style-name="P433">QR930037613BR</text:p>
        </text:list-item>
        <text:list-item>
          <text:p text:style-name="P434">QR928032759BR</text:p>
        </text:list-item>
        <text:list-item>
          <text:p text:style-name="P435">SY530702023BR</text:p>
        </text:list-item>
        <text:list-item>
          <text:p text:style-name="P436">QR929277470BR</text:p>
        </text:list-item>
        <text:list-item>
          <text:p text:style-name="P437">QR928060627BR</text:p>
        </text:list-item>
        <text:list-item>
          <text:p text:style-name="P438">QR928469632BR</text:p>
        </text:list-item>
        <text:list-item>
          <text:p text:style-name="P439">QR928441529BR</text:p>
        </text:list-item>
        <text:list-item>
          <text:p text:style-name="P440">QR930036811BR</text:p>
        </text:list-item>
        <text:list-item>
          <text:p text:style-name="P441">SY530654668BR</text:p>
        </text:list-item>
        <text:list-item>
          <text:p text:style-name="P442">SY530682536BR</text:p>
        </text:list-item>
        <text:list-item>
          <text:p text:style-name="P443">QR930008705BR</text:p>
        </text:list-item>
        <text:list-item>
          <text:p text:style-name="P444">QR929288058BR</text:p>
        </text:list-item>
        <text:list-item>
          <text:p text:style-name="P445">SY530694273BR</text:p>
        </text:list-item>
        <text:list-item>
          <text:p text:style-name="P446">QR927786214BR</text:p>
        </text:list-item>
        <text:list-item>
          <text:p text:style-name="P447">SY530643413BR</text:p>
        </text:list-item>
        <text:list-item>
          <text:p text:style-name="P448">QR930018591BR</text:p>
        </text:list-item>
        <text:list-item>
          <text:p text:style-name="P449">SY530573522BR</text:p>
        </text:list-item>
        <text:list-item>
          <text:p text:style-name="P450">QR929272971BR</text:p>
        </text:list-item>
        <text:list-item>
          <text:p text:style-name="P451">QR928048396BR</text:p>
        </text:list-item>
        <text:list-item>
          <text:p text:style-name="P452">QR929287684BR</text:p>
        </text:list-item>
        <text:list-item>
          <text:p text:style-name="P453">QR928002479BR</text:p>
        </text:list-item>
        <text:list-item>
          <text:p text:style-name="P454">QR928073183BR</text:p>
        </text:list-item>
        <text:list-item>
          <text:p text:style-name="P455">QR928442348BR</text:p>
        </text:list-item>
        <text:list-item>
          <text:p text:style-name="P456">QR928413457BR</text:p>
        </text:list-item>
        <text:list-item>
          <text:p text:style-name="P457">QR929997905BR</text:p>
        </text:list-item>
        <text:list-item>
          <text:p text:style-name="P458">QR929982392BR</text:p>
        </text:list-item>
        <text:list-item>
          <text:p text:style-name="P459">QR931164499BR</text:p>
        </text:list-item>
        <text:list-item>
          <text:p text:style-name="P460">QR928422842BR</text:p>
        </text:list-item>
        <text:list-item>
          <text:p text:style-name="P461">QR931162192BR</text:p>
        </text:list-item>
        <text:list-item>
          <text:p text:style-name="P462">QR931212720BR</text:p>
        </text:list-item>
        <text:list-item>
          <text:p text:style-name="P463">QR931647942BR</text:p>
        </text:list-item>
        <text:list-item>
          <text:p text:style-name="P464">QR931174774BR</text:p>
        </text:list-item>
        <text:list-item>
          <text:p text:style-name="P465">QR931618169BR</text:p>
        </text:list-item>
        <text:list-item>
          <text:p text:style-name="P466">SY532526715BR</text:p>
        </text:list-item>
        <text:list-item>
          <text:p text:style-name="P467">SY532511675BR</text:p>
        </text:list-item>
        <text:list-item>
          <text:p text:style-name="P468">SY532523501BR</text:p>
        </text:list-item>
        <text:list-item>
          <text:p text:style-name="P469">SY532458895BR</text:p>
        </text:list-item>
        <text:list-item>
          <text:p text:style-name="P470">QR931146019BR</text:p>
        </text:list-item>
        <text:list-item>
          <text:p text:style-name="P471">SY532514751BR</text:p>
        </text:list-item>
        <text:list-item>
          <text:p text:style-name="P472">SY532438763BR</text:p>
        </text:list-item>
        <text:list-item>
          <text:p text:style-name="P473">QR931659251BR</text:p>
        </text:list-item>
        <text:list-item>
          <text:p text:style-name="P474">QR931662803BR</text:p>
        </text:list-item>
        <text:list-item>
          <text:p text:style-name="P475">SY532484365BR</text:p>
        </text:list-item>
        <text:list-item>
          <text:p text:style-name="P476">QR931665521BR</text:p>
        </text:list-item>
        <text:list-item>
          <text:p text:style-name="P477">QR931225649BR</text:p>
        </text:list-item>
        <text:list-item>
          <text:p text:style-name="P478">SY532484520BR</text:p>
        </text:list-item>
        <text:list-item>
          <text:p text:style-name="P479">SY532433783BR</text:p>
        </text:list-item>
        <text:list-item>
          <text:p text:style-name="P480">QR931226848BR</text:p>
        </text:list-item>
        <text:list-item>
          <text:p text:style-name="P481">QR931164114BR</text:p>
        </text:list-item>
        <text:list-item>
          <text:p text:style-name="P482">SY532412369BR</text:p>
        </text:list-item>
        <text:list-item>
          <text:p text:style-name="P483">SY532483201BR</text:p>
        </text:list-item>
        <text:list-item>
          <text:p text:style-name="P484">QR931658358BR</text:p>
        </text:list-item>
        <text:list-item>
          <text:p text:style-name="P485">QR931625099BR</text:p>
        </text:list-item>
        <text:list-item>
          <text:p text:style-name="P486">QR931163017BR</text:p>
        </text:list-item>
        <text:list-item>
          <text:p text:style-name="P487">QR931133987BR</text:p>
        </text:list-item>
        <text:list-item>
          <text:p text:style-name="P488">QR931152898BR</text:p>
        </text:list-item>
        <text:list-item>
          <text:p text:style-name="P489">QR931157921BR</text:p>
        </text:list-item>
        <text:list-item>
          <text:p text:style-name="P490">SY532429205BR</text:p>
        </text:list-item>
        <text:list-item>
          <text:p text:style-name="P491">SY532417335BR</text:p>
        </text:list-item>
        <text:list-item>
          <text:p text:style-name="P492">QR931183847BR</text:p>
        </text:list-item>
        <text:list-item>
          <text:p text:style-name="P493">SY532445557BR</text:p>
        </text:list-item>
        <text:list-item>
          <text:p text:style-name="P494">SY532495947BR</text:p>
        </text:list-item>
        <text:list-item>
          <text:p text:style-name="P495">QR931169624BR</text:p>
        </text:list-item>
        <text:list-item>
          <text:p text:style-name="P496">QR931187061BR</text:p>
        </text:list-item>
        <text:list-item>
          <text:p text:style-name="P497">QR931151084BR</text:p>
        </text:list-item>
        <text:list-item>
          <text:p text:style-name="P498">QR931172977BR</text:p>
        </text:list-item>
        <text:list-item>
          <text:p text:style-name="P499">SY532437224BR</text:p>
        </text:list-item>
        <text:list-item>
          <text:p text:style-name="P500">QR931162100BR</text:p>
        </text:list-item>
        <text:list-item>
          <text:p text:style-name="P501">SY532484290BR</text:p>
        </text:list-item>
        <text:list-item>
          <text:p text:style-name="P502">SY532479710BR</text:p>
        </text:list-item>
        <text:list-item>
          <text:p text:style-name="P503">QR931612152BR</text:p>
        </text:list-item>
        <text:list-item>
          <text:p text:style-name="P504">QR931190750BR</text:p>
        </text:list-item>
        <text:list-item>
          <text:p text:style-name="P505">QR931599969BR</text:p>
        </text:list-item>
        <text:list-item>
          <text:p text:style-name="P506">QR931231865BR</text:p>
        </text:list-item>
        <text:list-item>
          <text:p text:style-name="P507">SY532488861BR</text:p>
        </text:list-item>
        <text:list-item>
          <text:p text:style-name="P508">SY532489221BR</text:p>
        </text:list-item>
        <text:list-item>
          <text:p text:style-name="P509">SY532428094BR</text:p>
        </text:list-item>
        <text:list-item>
          <text:p text:style-name="P510">QR931163666BR</text:p>
        </text:list-item>
        <text:list-item>
          <text:p text:style-name="P511">QR931215200BR</text:p>
        </text:list-item>
        <text:list-item>
          <text:p text:style-name="P512">QR931212937BR</text:p>
        </text:list-item>
        <text:list-item>
          <text:p text:style-name="P513">QR931204723BR</text:p>
        </text:list-item>
        <text:list-item>
          <text:p text:style-name="P514">QR931209306BR</text:p>
        </text:list-item>
        <text:list-item>
          <text:p text:style-name="P515">QR931213036BR</text:p>
        </text:list-item>
        <text:list-item>
          <text:p text:style-name="P516">QR929978146BR</text:p>
        </text:list-item>
        <text:list-item>
          <text:p text:style-name="P517">QR931217143BR</text:p>
        </text:list-item>
        <text:list-item>
          <text:p text:style-name="P518">QR931155276BR</text:p>
        </text:list-item>
        <text:list-item>
          <text:p text:style-name="P519">QR931203997BR</text:p>
        </text:list-item>
        <text:list-item>
          <text:p text:style-name="P520">QR931185953BR</text:p>
        </text:list-item>
        <text:list-item>
          <text:p text:style-name="P521">SY532441586BR</text:p>
        </text:list-item>
        <text:list-item>
          <text:p text:style-name="P522">QR931215350BR</text:p>
        </text:list-item>
        <text:list-item>
          <text:p text:style-name="P523">QR931590664BR</text:p>
        </text:list-item>
        <text:list-item>
          <text:p text:style-name="P524">SY532441762BR</text:p>
        </text:list-item>
        <text:list-item>
          <text:p text:style-name="P525">QR931607740BR</text:p>
        </text:list-item>
        <text:list-item>
          <text:p text:style-name="P526">QR929237405BR</text:p>
        </text:list-item>
        <text:list-item>
          <text:p text:style-name="P527">QR931596698BR</text:p>
        </text:list-item>
        <text:list-item>
          <text:p text:style-name="P528">SY530662457BR</text:p>
        </text:list-item>
        <text:list-item>
          <text:p text:style-name="P529">SY530546915BR</text:p>
        </text:list-item>
        <text:list-item>
          <text:p text:style-name="P530">SY530563468BR</text:p>
        </text:list-item>
        <text:list-item>
          <text:p text:style-name="P531">QR929273226BR</text:p>
        </text:list-item>
        <text:list-item>
          <text:p text:style-name="P532">QR931144446BR</text:p>
        </text:list-item>
        <text:list-item>
          <text:p text:style-name="P533">SY532469955BR</text:p>
        </text:list-item>
        <text:list-item>
          <text:p text:style-name="P534">QR931591381BR</text:p>
        </text:list-item>
        <text:list-item>
          <text:p text:style-name="P535">SY530535189BR</text:p>
        </text:list-item>
        <text:list-item>
          <text:p text:style-name="P536">QR931199966BR</text:p>
        </text:list-item>
        <text:list-item>
          <text:p text:style-name="P537">QR931600769BR</text:p>
        </text:list-item>
        <text:list-item>
          <text:p text:style-name="P538">SY532471747BR</text:p>
        </text:list-item>
        <text:list-item>
          <text:p text:style-name="P539">QR931192923BR</text:p>
        </text:list-item>
        <text:list-item>
          <text:p text:style-name="P540">QR928402905BR</text:p>
        </text:list-item>
        <text:list-item>
          <text:p text:style-name="P541">SY530720897BR</text:p>
        </text:list-item>
        <text:list-item>
          <text:p text:style-name="P542">SY530575625BR</text:p>
        </text:list-item>
        <text:list-item>
          <text:p text:style-name="P543">QR931154655BR</text:p>
        </text:list-item>
        <text:list-item>
          <text:p text:style-name="P544">SY532475995BR</text:p>
        </text:list-item>
        <text:list-item>
          <text:p text:style-name="P545">SY532478436BR</text:p>
        </text:list-item>
        <text:list-item>
          <text:p text:style-name="P546">SY532478507BR</text:p>
        </text:list-item>
        <text:list-item>
          <text:p text:style-name="P547">QR931650527BR</text:p>
        </text:list-item>
        <text:list-item>
          <text:p text:style-name="P548">SY532429090BR</text:p>
        </text:list-item>
        <text:list-item>
          <text:p text:style-name="P549">SY532433182BR</text:p>
        </text:list-item>
        <text:list-item>
          <text:p text:style-name="P550">SY532431513BR</text:p>
        </text:list-item>
        <text:list-item>
          <text:p text:style-name="P551">SY532497656BR</text:p>
        </text:list-item>
        <text:list-item>
          <text:p text:style-name="P552">SY532512129BR</text:p>
        </text:list-item>
        <text:list-item>
          <text:p text:style-name="P553">SY532446115BR</text:p>
        </text:list-item>
        <text:list-item>
          <text:p text:style-name="P554">SY532459485BR</text:p>
        </text:list-item>
        <text:list-item>
          <text:p text:style-name="P555">SY532438627BR</text:p>
        </text:list-item>
        <text:list-item>
          <text:p text:style-name="P556">SY530708321BR</text:p>
        </text:list-item>
        <text:list-item>
          <text:p text:style-name="P557">QR930003708BR</text:p>
        </text:list-item>
        <text:list-item>
          <text:p text:style-name="P558">QR930049452BR</text:p>
        </text:list-item>
        <text:list-item>
          <text:p text:style-name="P559">QR928469442BR</text:p>
        </text:list-item>
        <text:list-item>
          <text:p text:style-name="P560">QR929259238BR</text:p>
        </text:list-item>
        <text:list-item>
          <text:p text:style-name="P561">QR931200046BR</text:p>
        </text:list-item>
        <text:list-item>
          <text:p text:style-name="P562">QR931631960BR</text:p>
        </text:list-item>
        <text:list-item>
          <text:p text:style-name="P563">QR931632333BR</text:p>
        </text:list-item>
        <text:list-item>
          <text:p text:style-name="P564">QR931628872BR</text:p>
        </text:list-item>
        <text:list-item>
          <text:p text:style-name="P565">QR931154426BR</text:p>
        </text:list-item>
        <text:list-item>
          <text:p text:style-name="P566">QR931629232BR</text:p>
        </text:list-item>
        <text:list-item>
          <text:p text:style-name="P567">QR931626094BR</text:p>
        </text:list-item>
        <text:list-item>
          <text:p text:style-name="P568">SY530708675BR</text:p>
        </text:list-item>
        <text:list-item>
          <text:p text:style-name="P569">SY532470653BR</text:p>
        </text:list-item>
        <text:list-item>
          <text:p text:style-name="P570">SY532490882BR</text:p>
        </text:list-item>
        <text:list-item>
          <text:p text:style-name="P571">SY532516046BR</text:p>
        </text:list-item>
        <text:list-item>
          <text:p text:style-name="P572">QR930021600BR</text:p>
        </text:list-item>
        <text:list-item>
          <text:p text:style-name="P573">QR929208995BR</text:p>
        </text:list-item>
        <text:list-item>
          <text:p text:style-name="P574">SY530682329BR</text:p>
        </text:list-item>
        <text:list-item>
          <text:p text:style-name="P575">QR930070296BR</text:p>
        </text:list-item>
        <text:list-item>
          <text:p text:style-name="P576">QR929243652BR</text:p>
        </text:list-item>
        <text:list-item>
          <text:p text:style-name="P577">QR930021922BR</text:p>
        </text:list-item>
        <text:list-item>
          <text:p text:style-name="P578">QR930050416BR</text:p>
        </text:list-item>
        <text:list-item>
          <text:p text:style-name="P579">QR931149718BR</text:p>
        </text:list-item>
        <text:list-item>
          <text:p text:style-name="P580">SY532444707BR</text:p>
        </text:list-item>
        <text:list-item>
          <text:p text:style-name="P581">QR931647655BR</text:p>
        </text:list-item>
        <text:list-item>
          <text:p text:style-name="P582">SY532442555BR</text:p>
        </text:list-item>
        <text:list-item>
          <text:p text:style-name="P583">SY532429948BR</text:p>
        </text:list-item>
        <text:list-item>
          <text:p text:style-name="P584">SY532460758BR</text:p>
        </text:list-item>
        <text:list-item>
          <text:p text:style-name="P585">SY532496956BR</text:p>
        </text:list-item>
        <text:list-item>
          <text:p text:style-name="P586">SY384726858BR</text:p>
        </text:list-item>
        <text:list-item>
          <text:p text:style-name="P587">SY532510746BR</text:p>
        </text:list-item>
        <text:list-item>
          <text:p text:style-name="P588">SY532480871BR</text:p>
        </text:list-item>
        <text:list-item>
          <text:p text:style-name="P589">SY532482696BR</text:p>
        </text:list-item>
        <text:list-item>
          <text:p text:style-name="P590">QR231038908BR</text:p>
        </text:list-item>
        <text:list-item>
          <text:p text:style-name="P591">SY384726795BR</text:p>
        </text:list-item>
      </text:list>
      <text:p text:style-name="P592"/>
      <text:p text:style-name="P5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6%"/>
      <style:text-properties style:font-name="Calibri Light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fo:line-height="100%"/>
      <style:text-properties style:font-name="Times New Roman" style:font-name-asian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fo:line-height="100%"/>
      <style:text-properties style:font-name="Times New Roman" style:font-name-asian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722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277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4" style:parent-style-name="Fonteparág.padrão" style:family="text">
      <style:text-properties style:language-asian="pt" style:country-asian="BR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2951in" style:use-optimal-column-width="false"/>
    </style:style>
    <style:style style:name="TableColumn19" style:family="table-column">
      <style:table-column-properties style:column-width="1.0756in" style:use-optimal-column-width="false"/>
    </style:style>
    <style:style style:name="TableColumn20" style:family="table-column">
      <style:table-column-properties style:column-width="0.1965in" style:use-optimal-column-width="false"/>
    </style:style>
    <style:style style:name="TableColumn21" style:family="table-column">
      <style:table-column-properties style:column-width="0.1201in" style:use-optimal-column-width="false"/>
    </style:style>
    <style:style style:name="TableColumn22" style:family="table-column">
      <style:table-column-properties style:column-width="0.1826in" style:use-optimal-column-width="false"/>
    </style:style>
    <style:style style:name="TableColumn23" style:family="table-column">
      <style:table-column-properties style:column-width="0.5465in" style:use-optimal-column-width="false"/>
    </style:style>
    <style:style style:name="TableColumn24" style:family="table-column">
      <style:table-column-properties style:column-width="0.0895in" style:use-optimal-column-width="false"/>
    </style:style>
    <style:style style:name="TableColumn25" style:family="table-column">
      <style:table-column-properties style:column-width="0.1972in" style:use-optimal-column-width="false"/>
    </style:style>
    <style:style style:name="TableColumn26" style:family="table-column">
      <style:table-column-properties style:column-width="0.2951in" style:use-optimal-column-width="false"/>
    </style:style>
    <style:style style:name="TableColumn27" style:family="table-column">
      <style:table-column-properties style:column-width="1.3923in" style:use-optimal-column-width="false"/>
    </style:style>
    <style:style style:name="TableColumn28" style:family="table-column">
      <style:table-column-properties style:column-width="0.1826in" style:use-optimal-column-width="false"/>
    </style:style>
    <style:style style:name="TableColumn29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-0.3006in" table:align="left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LO-Normal" style:family="paragraph">
      <style:paragraph-properties fo:text-align="center" fo:margin-bottom="0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LO-Normal" style:family="paragraph">
      <style:paragraph-properties fo:text-align="center" fo:margin-bottom="0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LO-Normal" style:family="paragraph">
      <style:paragraph-properties fo:text-align="center" fo:margin-bottom="0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LO-Normal" style:family="paragraph">
      <style:paragraph-properties fo:text-align="center" fo:margin-bottom="0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LO-Normal" style:family="paragraph">
      <style:paragraph-properties fo:text-align="center" fo:margin-bottom="0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LO-Normal" style:family="paragraph">
      <style:paragraph-properties fo:text-align="center" fo:margin-bottom="0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LO-Normal" style:family="paragraph">
      <style:paragraph-properties fo:text-align="center" fo:margin-bottom="0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LO-Normal" style:family="paragraph">
      <style:paragraph-properties fo:text-align="center" fo:margin-bottom="0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LO-Normal" style:family="paragraph">
      <style:paragraph-properties fo:text-align="center" fo:margin-bottom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LO-Normal" style:family="paragraph">
      <style:paragraph-properties fo:text-align="center" fo:margin-bottom="0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LO-Normal" style:family="paragraph">
      <style:paragraph-properties fo:text-align="center" fo:margin-bottom="0in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LO-Normal" style:family="paragraph">
      <style:paragraph-properties fo:text-align="center" fo:margin-bottom="0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LO-Normal" style:family="paragraph">
      <style:paragraph-properties fo:text-align="center" fo:margin-bottom="0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LO-Normal" style:family="paragraph">
      <style:paragraph-properties fo:text-align="center" fo:margin-bottom="0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LO-Normal" style:family="paragraph">
      <style:paragraph-properties fo:text-align="center" fo:margin-bottom="0in"/>
    </style:style>
    <style:style style:name="TableRow61" style:family="table-row">
      <style:table-row-properties style:row-height="0.3097in" style:use-optimal-row-height="false"/>
    </style:style>
    <style:style style:name="TableCell6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3" style:parent-style-name="LO-Normal" style:family="paragraph">
      <style:text-properties fo:font-size="9pt" style:font-size-asian="9pt" style:font-size-complex="9pt"/>
    </style:style>
    <style:style style:name="TableCell6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" style:parent-style-name="LO-Normal" style:family="paragraph">
      <style:paragraph-properties fo:text-align="center" fo:margin-bottom="0in"/>
    </style:style>
    <style:style style:name="TableCell6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7" style:parent-style-name="LO-Normal" style:family="paragraph">
      <style:paragraph-properties fo:margin-bottom="0in"/>
    </style:style>
    <style:style style:name="T68" style:parent-style-name="Fonteparág.padrão" style:family="text">
      <style:text-properties fo:font-size="9pt" style:font-size-asian="9pt" style:font-size-complex="9pt"/>
    </style:style>
    <style:style style:name="TableCell6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0" style:parent-style-name="LO-Normal" style:family="paragraph">
      <style:paragraph-properties fo:text-align="center" fo:margin-bottom="0in"/>
    </style:style>
    <style:style style:name="TableCell7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2" style:parent-style-name="LO-Normal" style:family="paragraph">
      <style:paragraph-properties fo:text-align="center" fo:margin-bottom="0in"/>
    </style:style>
    <style:style style:name="T73" style:parent-style-name="Fonteparág.padrão" style:family="text">
      <style:text-properties fo:font-size="8pt" style:font-size-asian="8pt" style:font-size-complex="9pt"/>
    </style:style>
    <style:style style:name="TableCell7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5" style:parent-style-name="LO-Normal" style:family="paragraph">
      <style:paragraph-properties fo:text-align="center" fo:margin-bottom="0in"/>
    </style:style>
    <style:style style:name="TableCell7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7" style:parent-style-name="LO-Normal" style:family="paragraph">
      <style:paragraph-properties fo:text-align="center" fo:margin-bottom="0in"/>
    </style:style>
    <style:style style:name="T78" style:parent-style-name="Fonteparág.padrão" style:family="text">
      <style:text-properties fo:font-size="8pt" style:font-size-asian="8pt" style:font-size-complex="9pt"/>
    </style:style>
    <style:style style:name="TableCell7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0" style:parent-style-name="LO-Normal" style:family="paragraph">
      <style:paragraph-properties fo:text-align="center" fo:margin-bottom="0in"/>
    </style:style>
    <style:style style:name="TableCell8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2" style:parent-style-name="LO-Normal" style:family="paragraph">
      <style:text-properties fo:font-size="9pt" style:font-size-asian="9pt" style:font-size-complex="9pt"/>
    </style:style>
    <style:style style:name="TableCell8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4" style:parent-style-name="LO-Normal" style:family="paragraph">
      <style:text-properties fo:font-size="9pt" style:font-size-asian="9pt" style:font-size-complex="9pt"/>
    </style:style>
    <style:style style:name="TableRow85" style:family="table-row">
      <style:table-row-properties style:row-height="0.1215in" style:use-optimal-row-height="false"/>
    </style:style>
    <style:style style:name="TableCell8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7" style:parent-style-name="LO-Normal" style:family="paragraph">
      <style:text-properties fo:font-size="9pt" style:font-size-asian="9pt" style:font-size-complex="9pt"/>
    </style:style>
    <style:style style:name="TableCell8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text-properties fo:font-size="9pt" style:font-size-asian="9pt" style:font-size-complex="9pt"/>
    </style:style>
    <style:style style:name="TableCell9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text-properties fo:font-size="9pt" style:font-size-asian="9pt" style:font-size-complex="9pt"/>
    </style:style>
    <style:style style:name="TableCell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3" style:parent-style-name="LO-Normal" style:family="paragraph">
      <style:text-properties fo:font-size="9pt" style:font-size-asian="9pt" style:font-size-complex="9pt"/>
    </style:style>
    <style:style style:name="TableCell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text-properties fo:font-size="9pt" style:font-size-asian="9pt" style:font-size-complex="9pt"/>
    </style:style>
    <style:style style:name="TableCell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text-properties fo:font-size="9pt" style:font-size-asian="9pt" style:font-size-complex="9pt"/>
    </style:style>
    <style:style style:name="TableCell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9" style:parent-style-name="LO-Normal" style:family="paragraph">
      <style:text-properties fo:font-size="9pt" style:font-size-asian="9pt" style:font-size-complex="9pt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4" style:family="table-column">
      <style:table-column-properties style:column-width="1.575in" style:use-optimal-column-width="false"/>
    </style:style>
    <style:style style:name="TableColumn105" style:family="table-column">
      <style:table-column-properties style:column-width="1.3784in" style:use-optimal-column-width="false"/>
    </style:style>
    <style:style style:name="TableColumn106" style:family="table-column">
      <style:table-column-properties style:column-width="0.8861in" style:use-optimal-column-width="false"/>
    </style:style>
    <style:style style:name="TableColumn107" style:family="table-column">
      <style:table-column-properties style:column-width="0.0527in" style:use-optimal-column-width="false"/>
    </style:style>
    <style:style style:name="TableColumn108" style:family="table-column">
      <style:table-column-properties style:column-width="1.2798in" style:use-optimal-column-width="false"/>
    </style:style>
    <style:style style:name="TableColumn109" style:family="table-column">
      <style:table-column-properties style:column-width="0.2951in" style:use-optimal-column-width="false"/>
    </style:style>
    <style:style style:name="TableColumn110" style:family="table-column">
      <style:table-column-properties style:column-width="1.575in" style:use-optimal-column-width="false"/>
    </style:style>
    <style:style style:name="TableColumn111" style:family="table-column">
      <style:table-column-properties style:column-width="0.8333in" style:use-optimal-column-width="false"/>
    </style:style>
    <style:style style:name="Table103" style:family="table">
      <style:table-properties style:width="7.8756in" fo:margin-left="-0.3194in" table:align="left"/>
    </style:style>
    <style:style style:name="TableRow112" style:family="table-row">
      <style:table-row-properties style:min-row-height="0.1298in" style:use-optimal-row-height="false" fo:keep-together="always"/>
    </style:style>
    <style:style style:name="TableCell11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6" style:family="table-row">
      <style:table-row-properties style:row-height="0.0694in" style:use-optimal-row-height="false"/>
    </style:style>
    <style:style style:name="TableCell117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8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19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1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2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3" style:family="table-row">
      <style:table-row-properties style:min-row-height="0.1576in" style:use-optimal-row-height="false"/>
    </style:style>
    <style:style style:name="TableCell12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text-align="center" fo:margin-bottom="0in"/>
    </style:style>
    <style:style style:name="T12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7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8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2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0" style:parent-style-name="LO-Normal" style:family="paragraph">
      <style:paragraph-properties fo:text-align="center" fo:margin-bottom="0in"/>
    </style:style>
    <style:style style:name="T13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2" style:family="table-row">
      <style:table-row-properties style:min-row-height="0.1972in" style:use-optimal-row-height="false"/>
    </style:style>
    <style:style style:name="TableCell13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4" style:parent-style-name="LO-Normal" style:family="paragraph">
      <style:paragraph-properties fo:margin-bottom="0in"/>
    </style:style>
    <style:style style:name="T135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3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7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39" style:family="table-row">
      <style:table-row-properties style:min-row-height="0.1972in" style:use-optimal-row-height="false"/>
    </style:style>
    <style:style style:name="TableCell14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1" style:parent-style-name="LO-Normal" style:family="paragraph">
      <style:paragraph-properties fo:margin-bottom="0in"/>
    </style:style>
    <style:style style:name="T142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4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4" style:parent-style-name="LO-Normal" style:family="paragraph">
      <style:paragraph-properties fo:margin-bottom="0in"/>
    </style:style>
    <style:style style:name="T145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14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47" style:family="table-row">
      <style:table-row-properties style:min-row-height="0.1972in" style:use-optimal-row-height="false"/>
    </style:style>
    <style:style style:name="TableCell14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1" style:parent-style-name="LO-Normal" style:family="paragraph">
      <style:paragraph-properties fo:margin-bottom="0in"/>
    </style:style>
    <style:style style:name="TableRow152" style:family="table-row">
      <style:table-row-properties style:min-row-height="0.1972in" style:use-optimal-row-height="false"/>
    </style:style>
    <style:style style:name="TableCell15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4" style:parent-style-name="LO-Normal" style:family="paragraph">
      <style:paragraph-properties fo:margin-bottom="0in"/>
    </style:style>
    <style:style style:name="T155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5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7" style:parent-style-name="LO-Normal" style:family="paragraph">
      <style:paragraph-properties fo:margin-bottom="0in"/>
    </style:style>
    <style:style style:name="T15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59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0" style:parent-style-name="LO-Normal" style:family="paragraph">
      <style:paragraph-properties fo:margin-bottom="0in"/>
    </style:style>
    <style:style style:name="T161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62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3" style:parent-style-name="LO-Normal" style:family="paragraph">
      <style:paragraph-properties fo:margin-bottom="0in"/>
    </style:style>
    <style:style style:name="T16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65" style:family="table-row">
      <style:table-row-properties style:min-row-height="0.1972in" style:use-optimal-row-height="false"/>
    </style:style>
    <style:style style:name="TableCell166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7" style:parent-style-name="LO-Normal" style:family="paragraph">
      <style:paragraph-properties fo:margin-bottom="0in"/>
    </style:style>
    <style:style style:name="T16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69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0" style:parent-style-name="LO-Normal" style:family="paragraph">
      <style:paragraph-properties fo:margin-bottom="0in"/>
    </style:style>
    <style:style style:name="T171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72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3" style:parent-style-name="LO-Normal" style:family="paragraph">
      <style:paragraph-properties fo:margin-bottom="0in"/>
    </style:style>
    <style:style style:name="T17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75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6" style:parent-style-name="LO-Normal" style:family="paragraph">
      <style:paragraph-properties fo:margin-bottom="0in"/>
    </style:style>
    <style:style style:name="T17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78" style:family="table-row">
      <style:table-row-properties style:row-height="0.0694in" style:use-optimal-row-height="false"/>
    </style:style>
    <style:style style:name="TableCell17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0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1" style:family="table-row">
      <style:table-row-properties style:row-height="0.1576in" style:use-optimal-row-height="false"/>
    </style:style>
    <style:style style:name="TableCell18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3" style:parent-style-name="LO-Normal" style:family="paragraph">
      <style:paragraph-properties fo:text-align="center" fo:margin-bottom="0in"/>
    </style:style>
    <style:style style:name="T18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5" style:family="table-row">
      <style:table-row-properties style:row-height="0.1576in" style:use-optimal-row-height="false"/>
    </style:style>
    <style:style style:name="TableCell186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7" style:parent-style-name="LO-Normal" style:family="paragraph">
      <style:paragraph-properties fo:text-align="center" fo:margin-bottom="0in"/>
    </style:style>
    <style:style style:name="T188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9" style:parent-style-name="LO-Normal" style:family="paragraph">
      <style:paragraph-properties fo:text-align="center" fo:margin-bottom="0in"/>
    </style:style>
    <style:style style:name="T190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1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2" style:parent-style-name="LO-Normal" style:family="paragraph">
      <style:paragraph-properties fo:text-align="center" fo:margin-bottom="0in"/>
    </style:style>
    <style:style style:name="T193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4" style:parent-style-name="LO-Normal" style:family="paragraph">
      <style:paragraph-properties fo:text-align="center" fo:margin-bottom="0in"/>
    </style:style>
    <style:style style:name="T195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6" style:family="table-row">
      <style:table-row-properties style:row-height="0.1965in" style:use-optimal-row-height="false"/>
    </style:style>
    <style:style style:name="TableCell197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8" style:parent-style-name="LO-Normal" style:family="paragraph">
      <style:paragraph-properties fo:margin-bottom="0in"/>
    </style:style>
    <style:style style:name="TableCell199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0" style:parent-style-name="LO-Normal" style:family="paragraph">
      <style:paragraph-properties fo:text-align="center" fo:margin-bottom="0in"/>
    </style:style>
    <style:style style:name="TableRow201" style:family="table-row">
      <style:table-row-properties style:min-row-height="0.1965in" style:use-optimal-row-height="false"/>
    </style:style>
    <style:style style:name="TableCell202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3" style:parent-style-name="LO-Normal" style:family="paragraph">
      <style:paragraph-properties fo:margin-bottom="0in"/>
    </style:style>
    <style:style style:name="TableCell204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5" style:parent-style-name="LO-Normal" style:family="paragraph">
      <style:paragraph-properties fo:text-align="center" fo:margin-bottom="0in"/>
    </style:style>
    <style:style style:name="P206" style:parent-style-name="LO-Normal" style:family="paragraph">
      <style:paragraph-properties fo:margin-bottom="0in" fo:margin-right="-1.1812in"/>
    </style:style>
    <style:style style:name="T207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09" style:family="table-column">
      <style:table-column-properties style:column-width="0.0527in" style:use-optimal-column-width="false"/>
    </style:style>
    <style:style style:name="TableColumn210" style:family="table-column">
      <style:table-column-properties style:column-width="0.1972in" style:use-optimal-column-width="false"/>
    </style:style>
    <style:style style:name="TableColumn211" style:family="table-column">
      <style:table-column-properties style:column-width="0.8861in" style:use-optimal-column-width="false"/>
    </style:style>
    <style:style style:name="TableColumn212" style:family="table-column">
      <style:table-column-properties style:column-width="0.0527in" style:use-optimal-column-width="false"/>
    </style:style>
    <style:style style:name="TableColumn213" style:family="table-column">
      <style:table-column-properties style:column-width="0.1437in" style:use-optimal-column-width="false"/>
    </style:style>
    <style:style style:name="TableColumn214" style:family="table-column">
      <style:table-column-properties style:column-width="0.2423in" style:use-optimal-column-width="false"/>
    </style:style>
    <style:style style:name="TableColumn215" style:family="table-column">
      <style:table-column-properties style:column-width="0.0986in" style:use-optimal-column-width="false"/>
    </style:style>
    <style:style style:name="TableColumn216" style:family="table-column">
      <style:table-column-properties style:column-width="0.4895in" style:use-optimal-column-width="false"/>
    </style:style>
    <style:style style:name="TableColumn217" style:family="table-column">
      <style:table-column-properties style:column-width="0.0187in" style:use-optimal-column-width="false"/>
    </style:style>
    <style:style style:name="TableColumn218" style:family="table-column">
      <style:table-column-properties style:column-width="0.0895in" style:use-optimal-column-width="false"/>
    </style:style>
    <style:style style:name="TableColumn219" style:family="table-column">
      <style:table-column-properties style:column-width="0.1361in" style:use-optimal-column-width="false"/>
    </style:style>
    <style:style style:name="TableColumn220" style:family="table-column">
      <style:table-column-properties style:column-width="0.0611in" style:use-optimal-column-width="false"/>
    </style:style>
    <style:style style:name="TableColumn221" style:family="table-column">
      <style:table-column-properties style:column-width="0.2951in" style:use-optimal-column-width="false"/>
    </style:style>
    <style:style style:name="TableColumn222" style:family="table-column">
      <style:table-column-properties style:column-width="1.0756in" style:use-optimal-column-width="false"/>
    </style:style>
    <style:style style:name="TableColumn223" style:family="table-column">
      <style:table-column-properties style:column-width="0.1965in" style:use-optimal-column-width="false"/>
    </style:style>
    <style:style style:name="TableColumn224" style:family="table-column">
      <style:table-column-properties style:column-width="0.1201in" style:use-optimal-column-width="false"/>
    </style:style>
    <style:style style:name="TableColumn225" style:family="table-column">
      <style:table-column-properties style:column-width="0.1826in" style:use-optimal-column-width="false"/>
    </style:style>
    <style:style style:name="TableColumn226" style:family="table-column">
      <style:table-column-properties style:column-width="0.5465in" style:use-optimal-column-width="false"/>
    </style:style>
    <style:style style:name="TableColumn227" style:family="table-column">
      <style:table-column-properties style:column-width="0.0895in" style:use-optimal-column-width="false"/>
    </style:style>
    <style:style style:name="TableColumn228" style:family="table-column">
      <style:table-column-properties style:column-width="0.1972in" style:use-optimal-column-width="false"/>
    </style:style>
    <style:style style:name="TableColumn229" style:family="table-column">
      <style:table-column-properties style:column-width="0.2951in" style:use-optimal-column-width="false"/>
    </style:style>
    <style:style style:name="TableColumn230" style:family="table-column">
      <style:table-column-properties style:column-width="1.3923in" style:use-optimal-column-width="false"/>
    </style:style>
    <style:style style:name="TableColumn231" style:family="table-column">
      <style:table-column-properties style:column-width="0.1826in" style:use-optimal-column-width="false"/>
    </style:style>
    <style:style style:name="TableColumn232" style:family="table-column">
      <style:table-column-properties style:column-width="0.8333in" style:use-optimal-column-width="false"/>
    </style:style>
    <style:style style:name="Table208" style:family="table">
      <style:table-properties style:width="7.8756in" fo:margin-left="0in" table:align="center"/>
    </style:style>
    <style:style style:name="TableRow233" style:family="table-row">
      <style:table-row-properties style:min-row-height="0.1965in" style:use-optimal-row-height="false"/>
    </style:style>
    <style:style style:name="TableCell234" style:family="table-cell">
      <style:table-cell-properties fo:border="none" style:writing-mode="lr-tb" fo:padding-top="0in" fo:padding-left="0.0069in" fo:padding-bottom="0in" fo:padding-right="0.0069in"/>
    </style:style>
    <style:style style:name="P235" style:parent-style-name="LO-Normal" style:family="paragraph">
      <style:paragraph-properties fo:text-align="center" fo:margin-bottom="0in"/>
    </style:style>
    <style:style style:name="TableCell236" style:family="table-cell">
      <style:table-cell-properties fo:border="none" style:writing-mode="lr-tb" fo:padding-top="0in" fo:padding-left="0.0069in" fo:padding-bottom="0in" fo:padding-right="0.0069in"/>
    </style:style>
    <style:style style:name="P237" style:parent-style-name="LO-Normal" style:family="paragraph">
      <style:paragraph-properties fo:text-align="center" fo:margin-bottom="0in"/>
    </style:style>
    <style:style style:name="TableCell238" style:family="table-cell">
      <style:table-cell-properties fo:border="none" style:writing-mode="lr-tb" fo:padding-top="0in" fo:padding-left="0.0069in" fo:padding-bottom="0in" fo:padding-right="0.0069in"/>
    </style:style>
    <style:style style:name="P239" style:parent-style-name="LO-Normal" style:family="paragraph">
      <style:paragraph-properties fo:text-align="center" fo:margin-bottom="0in"/>
    </style:style>
    <style:style style:name="TableCell240" style:family="table-cell">
      <style:table-cell-properties fo:border="none" style:writing-mode="lr-tb" fo:padding-top="0in" fo:padding-left="0.0069in" fo:padding-bottom="0in" fo:padding-right="0.0069in"/>
    </style:style>
    <style:style style:name="P241" style:parent-style-name="LO-Normal" style:family="paragraph">
      <style:paragraph-properties fo:text-align="center" fo:margin-bottom="0in"/>
    </style:style>
    <style:style style:name="TableCell242" style:family="table-cell">
      <style:table-cell-properties fo:border="none" style:writing-mode="lr-tb" fo:padding-top="0in" fo:padding-left="0.0069in" fo:padding-bottom="0in" fo:padding-right="0.0069in"/>
    </style:style>
    <style:style style:name="P243" style:parent-style-name="LO-Normal" style:family="paragraph">
      <style:paragraph-properties fo:text-align="center" fo:margin-bottom="0in"/>
    </style:style>
    <style:style style:name="TableCell244" style:family="table-cell">
      <style:table-cell-properties fo:border="none" style:writing-mode="lr-tb" fo:padding-top="0in" fo:padding-left="0.0069in" fo:padding-bottom="0in" fo:padding-right="0.0069in"/>
    </style:style>
    <style:style style:name="P245" style:parent-style-name="LO-Normal" style:family="paragraph">
      <style:paragraph-properties fo:text-align="center" fo:margin-bottom="0in"/>
    </style:style>
    <style:style style:name="TableCell246" style:family="table-cell">
      <style:table-cell-properties fo:border="none" style:writing-mode="lr-tb" fo:padding-top="0in" fo:padding-left="0.0069in" fo:padding-bottom="0in" fo:padding-right="0.0069in"/>
    </style:style>
    <style:style style:name="P247" style:parent-style-name="LO-Normal" style:family="paragraph">
      <style:paragraph-properties fo:text-align="center" fo:margin-bottom="0in"/>
    </style:style>
    <style:style style:name="TableCell248" style:family="table-cell">
      <style:table-cell-properties fo:border="none" style:writing-mode="lr-tb" fo:padding-top="0in" fo:padding-left="0.0069in" fo:padding-bottom="0in" fo:padding-right="0.0069in"/>
    </style:style>
    <style:style style:name="P249" style:parent-style-name="LO-Normal" style:family="paragraph">
      <style:paragraph-properties fo:text-align="center" fo:margin-bottom="0in"/>
    </style:style>
    <style:style style:name="TableCell250" style:family="table-cell">
      <style:table-cell-properties fo:border="none" style:writing-mode="lr-tb" fo:padding-top="0in" fo:padding-left="0.0069in" fo:padding-bottom="0in" fo:padding-right="0.0069in"/>
    </style:style>
    <style:style style:name="P251" style:parent-style-name="LO-Normal" style:family="paragraph">
      <style:paragraph-properties fo:text-align="center" fo:margin-bottom="0in"/>
    </style:style>
    <style:style style:name="TableCell252" style:family="table-cell">
      <style:table-cell-properties fo:border="none" style:writing-mode="lr-tb" fo:padding-top="0in" fo:padding-left="0.0069in" fo:padding-bottom="0in" fo:padding-right="0.0069in"/>
    </style:style>
    <style:style style:name="P253" style:parent-style-name="LO-Normal" style:family="paragraph">
      <style:paragraph-properties fo:text-align="center" fo:margin-bottom="0in"/>
    </style:style>
    <style:style style:name="TableCell254" style:family="table-cell">
      <style:table-cell-properties fo:border="none" style:writing-mode="lr-tb" fo:padding-top="0in" fo:padding-left="0.0069in" fo:padding-bottom="0in" fo:padding-right="0.0069in"/>
    </style:style>
    <style:style style:name="P255" style:parent-style-name="LO-Normal" style:family="paragraph">
      <style:paragraph-properties fo:text-align="center" fo:margin-bottom="0in"/>
    </style:style>
    <style:style style:name="TableCell256" style:family="table-cell">
      <style:table-cell-properties fo:border="none" style:writing-mode="lr-tb" fo:padding-top="0in" fo:padding-left="0.0069in" fo:padding-bottom="0in" fo:padding-right="0.0069in"/>
    </style:style>
    <style:style style:name="P257" style:parent-style-name="LO-Normal" style:family="paragraph">
      <style:paragraph-properties fo:text-align="center" fo:margin-bottom="0in"/>
    </style:style>
    <style:style style:name="TableCell258" style:family="table-cell">
      <style:table-cell-properties fo:border="none" style:writing-mode="lr-tb" fo:padding-top="0in" fo:padding-left="0.0069in" fo:padding-bottom="0in" fo:padding-right="0.0069in"/>
    </style:style>
    <style:style style:name="P259" style:parent-style-name="LO-Normal" style:family="paragraph">
      <style:paragraph-properties fo:text-align="center" fo:margin-bottom="0in"/>
    </style:style>
    <style:style style:name="TableCell260" style:family="table-cell">
      <style:table-cell-properties fo:border="none" style:writing-mode="lr-tb" fo:padding-top="0in" fo:padding-left="0.0069in" fo:padding-bottom="0in" fo:padding-right="0.0069in"/>
    </style:style>
    <style:style style:name="P261" style:parent-style-name="LO-Normal" style:family="paragraph">
      <style:paragraph-properties fo:text-align="center" fo:margin-bottom="0in"/>
    </style:style>
    <style:style style:name="TableCell262" style:family="table-cell">
      <style:table-cell-properties fo:border="none" style:writing-mode="lr-tb" fo:padding-top="0in" fo:padding-left="0.0069in" fo:padding-bottom="0in" fo:padding-right="0.0069in"/>
    </style:style>
    <style:style style:name="P263" style:parent-style-name="LO-Normal" style:family="paragraph">
      <style:paragraph-properties fo:text-align="center" fo:margin-bottom="0in"/>
    </style:style>
    <style:style style:name="TableRow264" style:family="table-row">
      <style:table-row-properties style:row-height="0.3097in" style:use-optimal-row-height="false"/>
    </style:style>
    <style:style style:name="TableCell265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6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7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8" style:parent-style-name="LO-Normal" style:family="paragraph">
      <style:paragraph-properties fo:text-align="center" fo:margin-bottom="0in"/>
    </style:style>
    <style:style style:name="TableCell269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0" style:parent-style-name="LO-Normal" style:family="paragraph">
      <style:paragraph-properties fo:margin-bottom="0in"/>
    </style:style>
    <style:style style:name="T271" style:parent-style-name="Fonteparág.padrão" style:family="text">
      <style:text-properties fo:font-size="9pt" style:font-size-asian="9pt" style:font-size-complex="9pt"/>
    </style:style>
    <style:style style:name="TableCell272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3" style:parent-style-name="LO-Normal" style:family="paragraph">
      <style:paragraph-properties fo:text-align="center" fo:margin-bottom="0in"/>
    </style:style>
    <style:style style:name="TableCell274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5" style:parent-style-name="LO-Normal" style:family="paragraph">
      <style:paragraph-properties fo:text-align="center" fo:margin-bottom="0in"/>
    </style:style>
    <style:style style:name="T276" style:parent-style-name="Fonteparág.padrão" style:family="text">
      <style:text-properties fo:font-size="8pt" style:font-size-asian="8pt" style:font-size-complex="9pt"/>
    </style:style>
    <style:style style:name="TableCell277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8" style:parent-style-name="LO-Normal" style:family="paragraph">
      <style:paragraph-properties fo:text-align="center" fo:margin-bottom="0in"/>
    </style:style>
    <style:style style:name="TableCell279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0" style:parent-style-name="LO-Normal" style:family="paragraph">
      <style:paragraph-properties fo:text-align="center" fo:margin-bottom="0in"/>
    </style:style>
    <style:style style:name="T281" style:parent-style-name="Fonteparág.padrão" style:family="text">
      <style:text-properties fo:font-size="8pt" style:font-size-asian="8pt" style:font-size-complex="9pt"/>
    </style:style>
    <style:style style:name="TableCell282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3" style:parent-style-name="LO-Normal" style:family="paragraph">
      <style:paragraph-properties fo:text-align="center" fo:margin-bottom="0in"/>
    </style:style>
    <style:style style:name="TableCell284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5" style:parent-style-name="LO-Normal" style:family="paragraph">
      <style:text-properties fo:font-size="9pt" style:font-size-asian="9pt" style:font-size-complex="9pt"/>
    </style:style>
    <style:style style:name="TableCell286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7" style:parent-style-name="LO-Normal" style:family="paragraph">
      <style:text-properties fo:font-size="9pt" style:font-size-asian="9pt" style:font-size-complex="9pt"/>
    </style:style>
    <style:style style:name="TableRow288" style:family="table-row">
      <style:table-row-properties style:row-height="0.1597in" style:use-optimal-row-height="false"/>
    </style:style>
    <style:style style:name="TableCell289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0" style:parent-style-name="LO-Normal" style:family="paragraph">
      <style:text-properties fo:font-size="9pt" style:font-size-asian="9pt" style:font-size-complex="9pt"/>
    </style:style>
    <style:style style:name="TableCell291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2" style:parent-style-name="LO-Normal" style:family="paragraph">
      <style:text-properties fo:font-size="9pt" style:font-size-asian="9pt" style:font-size-complex="9pt"/>
    </style:style>
    <style:style style:name="TableCell2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4" style:parent-style-name="LO-Normal" style:family="paragraph">
      <style:text-properties fo:font-size="9pt" style:font-size-asian="9pt" style:font-size-complex="9pt"/>
    </style:style>
    <style:style style:name="TableCell2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6" style:parent-style-name="LO-Normal" style:family="paragraph">
      <style:text-properties fo:font-size="9pt" style:font-size-asian="9pt" style:font-size-complex="9pt"/>
    </style:style>
    <style:style style:name="TableCell2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8" style:parent-style-name="LO-Normal" style:family="paragraph">
      <style:text-properties fo:font-size="9pt" style:font-size-asian="9pt" style:font-size-complex="9pt"/>
    </style:style>
    <style:style style:name="TableCell2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0" style:parent-style-name="LO-Normal" style:family="paragraph">
      <style:text-properties fo:font-size="9pt" style:font-size-asian="9pt" style:font-size-complex="9pt"/>
    </style:style>
    <style:style style:name="TableCell3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2" style:parent-style-name="LO-Normal" style:family="paragraph">
      <style:text-properties fo:font-size="9pt" style:font-size-asian="9pt" style:font-size-complex="9pt"/>
    </style:style>
    <style:style style:name="TableCell30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4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5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4"><draw:connector draw:type="line" svg:x1="-0.32301in" svg:y1="0.36393in" svg:x2="7.59713in" svg:y2="0.36393in" draw:z-index="251661312" draw:id="id0" draw:style-name="a1" draw:name="Conector reto 2" text:anchor-type="paragraph"><svg:title/><svg:desc/></draw:connector></text:span></text:p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 table:number-columns-spanned="2">
              <text:p text:style-name="P32"/>
            </table:table-cell>
            <table:covered-table-cell/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  <table:table-cell table:style-name="TableCell37">
              <text:p text:style-name="P38"/>
            </table:table-cell>
            <table:table-cell table:style-name="TableCell39" table:number-columns-spanned="4">
              <text:p text:style-name="P40"/>
            </table:table-cell>
            <table:covered-table-cell/>
            <table:covered-table-cell/>
            <table:covered-table-cell/>
            <table:table-cell table:style-name="TableCell41">
              <text:p text:style-name="P42"/>
            </table:table-cell>
            <table:table-cell table:style-name="TableCell43" table:number-columns-spanned="2">
              <text:p text:style-name="P44"/>
            </table:table-cell>
            <table:covered-table-cell/>
            <table:table-cell table:style-name="TableCell45">
              <text:p text:style-name="P46"/>
            </table:table-cell>
            <table:table-cell table:style-name="TableCell47" table:number-columns-spanned="3">
              <text:p text:style-name="P48"/>
            </table:table-cell>
            <table:covered-table-cell/>
            <table:covered-table-cell/>
            <table:table-cell table:style-name="TableCell49">
              <text:p text:style-name="P50"/>
            </table:table-cell>
            <table:table-cell table:style-name="TableCell51" table:number-columns-spanned="3">
              <text:p text:style-name="P52"/>
            </table:table-cell>
            <table:covered-table-cell/>
            <table:covered-table-cell/>
            <table:table-cell table:style-name="TableCell53">
              <text:p text:style-name="P54"/>
            </table:table-cell>
            <table:table-cell table:style-name="TableCell55">
              <text:p text:style-name="P56"/>
            </table:table-cell>
            <table:table-cell table:style-name="TableCell57">
              <text:p text:style-name="P58"/>
            </table:table-cell>
            <table:table-cell table:style-name="TableCell59">
              <text:p text:style-name="P60"/>
            </table:table-cell>
          </table:table-row>
          <table:table-row table:style-name="TableRow61">
            <table:table-cell table:style-name="TableCell62">
              <text:p text:style-name="P63"/>
            </table:table-cell>
            <table:table-cell table:style-name="TableCell64" table:number-columns-spanned="5">
              <text:p text:style-name="P65">Arujá</text:p>
            </table:table-cell>
            <table:covered-table-cell/>
            <table:covered-table-cell/>
            <table:covered-table-cell/>
            <table:covered-table-cell/>
            <table:table-cell table:style-name="TableCell66">
              <text:p text:style-name="P67"><text:span text:style-name="T68">,</text:span></text:p>
            </table:table-cell>
            <table:table-cell table:style-name="TableCell69">
              <text:p text:style-name="P70">25</text:p>
            </table:table-cell>
            <table:table-cell table:style-name="TableCell71" table:number-columns-spanned="3">
              <text:p text:style-name="P72"><text:span text:style-name="T73">de</text:span></text:p>
            </table:table-cell>
            <table:covered-table-cell/>
            <table:covered-table-cell/>
            <table:table-cell table:style-name="TableCell74" table:number-columns-spanned="3">
              <text:p text:style-name="P75">Junho</text:p>
            </table:table-cell>
            <table:covered-table-cell/>
            <table:covered-table-cell/>
            <table:table-cell table:style-name="TableCell76">
              <text:p text:style-name="P77"><text:span text:style-name="T78">de</text:span></text:p>
            </table:table-cell>
            <table:table-cell table:style-name="TableCell79" table:number-columns-spanned="3">
              <text:p text:style-name="P80">2024</text:p>
            </table:table-cell>
            <table:covered-table-cell/>
            <table:covered-table-cell/>
            <table:table-cell table:style-name="TableCell81" table:number-rows-spanned="2">
              <text:p text:style-name="P82"/>
            </table:table-cell>
            <table:table-cell table:style-name="TableCell83" table:number-columns-spanned="5">
              <text:p text:style-name="P84"/>
            </table:table-cell>
            <table:covered-table-cell/>
            <table:covered-table-cell/>
            <table:covered-table-cell/>
            <table:covered-table-cell/>
          </table:table-row>
          <table:table-row table:style-name="TableRow85">
            <table:table-cell table:style-name="TableCell86">
              <text:p text:style-name="P87"/>
            </table:table-cell>
            <table:table-cell table:style-name="TableCell88" table:number-columns-spanned="5">
              <text:p text:style-name="P89"/>
            </table:table-cell>
            <table:covered-table-cell/>
            <table:covered-table-cell/>
            <table:covered-table-cell/>
            <table:covered-table-cell/>
            <table:table-cell table:style-name="TableCell90">
              <text:p text:style-name="P91"/>
            </table:table-cell>
            <table:table-cell table:style-name="TableCell92">
              <text:p text:style-name="P93"/>
            </table:table-cell>
            <table:table-cell table:style-name="TableCell94" table:number-columns-spanned="3">
              <text:p text:style-name="P95"/>
            </table:table-cell>
            <table:covered-table-cell/>
            <table:covered-table-cell/>
            <table:table-cell table:style-name="TableCell96" table:number-columns-spanned="3">
              <text:p text:style-name="P97"/>
            </table:table-cell>
            <table:covered-table-cell/>
            <table:covered-table-cell/>
            <table:table-cell table:style-name="TableCell98">
              <text:p text:style-name="P99"/>
            </table:table-cell>
            <table:table-cell table:style-name="TableCell100" table:number-columns-spanned="3">
              <text:p text:style-name="P101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2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3">
          <table:table-columns>
            <table:table-column table:style-name="TableColumn104"/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</table:table-columns>
          <table:table-row table:style-name="TableRow112">
            <table:table-cell table:style-name="TableCell113" table:number-columns-spanned="8">
              <text:p text:style-name="P114"><text:span text:style-name="T115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6">
            <table:table-cell table:style-name="TableCell117" table:number-columns-spanned="3">
              <text:p text:style-name="P118"/>
            </table:table-cell>
            <table:covered-table-cell/>
            <table:covered-table-cell/>
            <table:table-cell table:style-name="TableCell119">
              <text:p text:style-name="P120"/>
            </table:table-cell>
            <table:table-cell table:style-name="TableCell121" table:number-columns-spanned="4">
              <text:p text:style-name="P122"/>
            </table:table-cell>
            <table:covered-table-cell/>
            <table:covered-table-cell/>
            <table:covered-table-cell/>
          </table:table-row>
          <table:table-row table:style-name="TableRow123">
            <table:table-cell table:style-name="TableCell124" table:number-columns-spanned="3">
              <text:p text:style-name="P125"><text:span text:style-name="T126">R E M E T E N T E</text:span></text:p>
            </table:table-cell>
            <table:covered-table-cell/>
            <table:covered-table-cell/>
            <table:table-cell table:style-name="TableCell127" table:number-rows-spanned="6">
              <text:p text:style-name="P128"/>
            </table:table-cell>
            <table:table-cell table:style-name="TableCell129" table:number-columns-spanned="4">
              <text:p text:style-name="P130"><text:span text:style-name="T131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2">
            <table:table-cell table:style-name="TableCell133" table:number-columns-spanned="3">
              <text:p text:style-name="P134"><text:span text:style-name="T135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6" table:number-columns-spanned="4">
              <text:p text:style-name="P137"><text:span text:style-name="T138">NOME: correios</text:span></text:p>
            </table:table-cell>
            <table:covered-table-cell/>
            <table:covered-table-cell/>
            <table:covered-table-cell/>
          </table:table-row>
          <table:table-row table:style-name="TableRow139">
            <table:table-cell table:style-name="TableCell140" table:number-columns-spanned="3">
              <text:p text:style-name="P141"><text:span text:style-name="T142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3" table:number-columns-spanned="4">
              <text:p text:style-name="P144"><text:span text:style-name="T145">ENDEREÇO: rodovia Alberto hinoto<text:s/></text:span><text:span text:style-name="T146">3385<text:s/></text:span></text:p>
            </table:table-cell>
            <table:covered-table-cell/>
            <table:covered-table-cell/>
            <table:covered-table-cell/>
          </table:table-row>
          <table:table-row table:style-name="TableRow147">
            <table:table-cell table:style-name="TableCell148" table:number-columns-spanned="3">
              <text:p text:style-name="P149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0" table:number-columns-spanned="4">
              <text:p text:style-name="P151"/>
            </table:table-cell>
            <table:covered-table-cell/>
            <table:covered-table-cell/>
            <table:covered-table-cell/>
          </table:table-row>
          <table:table-row table:style-name="TableRow152">
            <table:table-cell table:style-name="TableCell153" table:number-columns-spanned="2">
              <text:p text:style-name="P154"><text:span text:style-name="T155">CIDADE: ARUJÁ</text:span></text:p>
            </table:table-cell>
            <table:covered-table-cell/>
            <table:table-cell table:style-name="TableCell156">
              <text:p text:style-name="P157"><text:span text:style-name="T158">UF: SP</text:span></text:p>
            </table:table-cell>
            <table:covered-table-cell>
              <text:p text:style-name="Normal"/>
            </table:covered-table-cell>
            <table:table-cell table:style-name="TableCell159" table:number-columns-spanned="3">
              <text:p text:style-name="P160"><text:span text:style-name="T161">CIDADE: Itaquaquecetuba</text:span></text:p>
            </table:table-cell>
            <table:covered-table-cell/>
            <table:covered-table-cell/>
            <table:table-cell table:style-name="TableCell162">
              <text:p text:style-name="P163"><text:span text:style-name="T164">UF: <text:s/>SP</text:span></text:p>
            </table:table-cell>
          </table:table-row>
          <table:table-row table:style-name="TableRow165">
            <table:table-cell table:style-name="TableCell166">
              <text:p text:style-name="P167"><text:span text:style-name="T168">CEP: 07401-075</text:span></text:p>
            </table:table-cell>
            <table:table-cell table:style-name="TableCell169" table:number-columns-spanned="2">
              <text:p text:style-name="P170"><text:span text:style-name="T171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2" table:number-columns-spanned="2">
              <text:p text:style-name="P173"><text:span text:style-name="T174">CEP:08589310</text:span></text:p>
            </table:table-cell>
            <table:covered-table-cell/>
            <table:table-cell table:style-name="TableCell175" table:number-columns-spanned="2">
              <text:p text:style-name="P176"><text:span text:style-name="T177">CPF/CNPJ/DOC.ESTRANGEIRO:<text:s/></text:span></text:p>
            </table:table-cell>
            <table:covered-table-cell/>
          </table:table-row>
          <table:table-row table:style-name="TableRow178">
            <table:table-cell table:style-name="TableCell179" table:number-columns-spanned="8">
              <text:p text:style-name="P1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1">
            <table:table-cell table:style-name="TableCell182" table:number-columns-spanned="8">
              <text:p text:style-name="P183"><text:span text:style-name="T184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5">
            <table:table-cell table:style-name="TableCell186" table:number-columns-spanned="5">
              <text:p text:style-name="P187"><text:span text:style-name="T188">RASTREIOS</text:span></text:p>
              <text:p text:style-name="P189"><text:span text:style-name="T190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1" table:number-columns-spanned="3">
              <text:p text:style-name="P192"><text:span text:style-name="T193">DECLARAÇÕES</text:span></text:p>
              <text:p text:style-name="P194"><text:span text:style-name="T195">VALOR</text:span></text:p>
            </table:table-cell>
            <table:covered-table-cell/>
            <table:covered-table-cell/>
          </table:table-row>
          <table:table-row table:style-name="TableRow196">
            <table:table-cell table:style-name="TableCell197" table:number-columns-spanned="5">
              <text:p text:style-name="P198">157 Mercado<text:s/>Livre (1°Carro)</text:p>
            </table:table-cell>
            <table:covered-table-cell/>
            <table:covered-table-cell/>
            <table:covered-table-cell/>
            <table:covered-table-cell/>
            <table:table-cell table:style-name="TableCell199" table:number-columns-spanned="3">
              <text:p text:style-name="P200">0</text:p>
            </table:table-cell>
            <table:covered-table-cell/>
            <table:covered-table-cell/>
          </table:table-row>
          <table:table-row table:style-name="TableRow201">
            <table:table-cell table:style-name="TableCell202" table:number-columns-spanned="5">
              <text:p text:style-name="P203">130<text:s/>Mercado Livre (2°Carro)</text:p>
            </table:table-cell>
            <table:covered-table-cell/>
            <table:covered-table-cell/>
            <table:covered-table-cell/>
            <table:covered-table-cell/>
            <table:table-cell table:style-name="TableCell204" table:number-columns-spanned="3">
              <text:p text:style-name="P205">4</text:p>
            </table:table-cell>
            <table:covered-table-cell/>
            <table:covered-table-cell/>
          </table:table-row>
        </table:table>
        <text:p text:style-name="P206"><text:span text:style-name="T207"><draw:frame draw:z-index="251663360" draw:style-name="a2" draw:name="Imagem 2" text:anchor-type="paragraph" svg:x="0.25208in" svg:y="-2.79583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8">
          <table:table-columns>
            <table:table-column table:style-name="TableColumn209"/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</table:table-columns>
          <table:table-row table:style-name="TableRow233">
            <table:table-cell table:style-name="TableCell234" table:number-columns-spanned="2">
              <text:p text:style-name="P235"/>
            </table:table-cell>
            <table:covered-table-cell/>
            <table:table-cell table:style-name="TableCell236">
              <text:p text:style-name="P237"/>
            </table:table-cell>
            <table:table-cell table:style-name="TableCell238">
              <text:p text:style-name="P239"/>
            </table:table-cell>
            <table:table-cell table:style-name="TableCell240">
              <text:p text:style-name="P241"/>
            </table:table-cell>
            <table:table-cell table:style-name="TableCell242" table:number-columns-spanned="4">
              <text:p text:style-name="P243"/>
            </table:table-cell>
            <table:covered-table-cell/>
            <table:covered-table-cell/>
            <table:covered-table-cell/>
            <table:table-cell table:style-name="TableCell244">
              <text:p text:style-name="P245"/>
            </table:table-cell>
            <table:table-cell table:style-name="TableCell246" table:number-columns-spanned="2">
              <text:p text:style-name="P247"/>
            </table:table-cell>
            <table:covered-table-cell/>
            <table:table-cell table:style-name="TableCell248">
              <text:p text:style-name="P249"/>
            </table:table-cell>
            <table:table-cell table:style-name="TableCell250" table:number-columns-spanned="3">
              <text:p text:style-name="P251"/>
            </table:table-cell>
            <table:covered-table-cell/>
            <table:covered-table-cell/>
            <table:table-cell table:style-name="TableCell252">
              <text:p text:style-name="P253"/>
            </table:table-cell>
            <table:table-cell table:style-name="TableCell254" table:number-columns-spanned="3">
              <text:p text:style-name="P255"/>
            </table:table-cell>
            <table:covered-table-cell/>
            <table:covered-table-cell/>
            <table:table-cell table:style-name="TableCell256">
              <text:p text:style-name="P257"/>
            </table:table-cell>
            <table:table-cell table:style-name="TableCell258">
              <text:p text:style-name="P259"/>
            </table:table-cell>
            <table:table-cell table:style-name="TableCell260">
              <text:p text:style-name="P261"/>
            </table:table-cell>
            <table:table-cell table:style-name="TableCell262">
              <text:p text:style-name="P263"/>
            </table:table-cell>
          </table:table-row>
          <table:table-row table:style-name="TableRow264">
            <table:table-cell table:style-name="TableCell265">
              <text:p text:style-name="LO-Normal"><text:span text:style-name="T266"><draw:connector draw:type="line" svg:x1="-0.0125in" svg:y1="-0.04514in" svg:x2="7.85139in" svg:y2="-0.04514in" draw:z-index="251665408" draw:id="id1" draw:style-name="a3" draw:name="Conector reto 4" text:anchor-type="paragraph"><svg:title/><svg:desc/></draw:connector></text:span></text:p>
            </table:table-cell>
            <table:table-cell table:style-name="TableCell267" table:number-columns-spanned="5">
              <text:p text:style-name="P268">Arujá</text:p>
            </table:table-cell>
            <table:covered-table-cell/>
            <table:covered-table-cell/>
            <table:covered-table-cell/>
            <table:covered-table-cell/>
            <table:table-cell table:style-name="TableCell269">
              <text:p text:style-name="P270"><text:span text:style-name="T271">,</text:span></text:p>
            </table:table-cell>
            <table:table-cell table:style-name="TableCell272">
              <text:p text:style-name="P273">25</text:p>
            </table:table-cell>
            <table:table-cell table:style-name="TableCell274" table:number-columns-spanned="3">
              <text:p text:style-name="P275"><text:span text:style-name="T276">de</text:span></text:p>
            </table:table-cell>
            <table:covered-table-cell/>
            <table:covered-table-cell/>
            <table:table-cell table:style-name="TableCell277" table:number-columns-spanned="3">
              <text:p text:style-name="P278">Junho</text:p>
            </table:table-cell>
            <table:covered-table-cell/>
            <table:covered-table-cell/>
            <table:table-cell table:style-name="TableCell279">
              <text:p text:style-name="P280"><text:span text:style-name="T281">de</text:span></text:p>
            </table:table-cell>
            <table:table-cell table:style-name="TableCell282" table:number-columns-spanned="3">
              <text:p text:style-name="P283">2024</text:p>
            </table:table-cell>
            <table:covered-table-cell/>
            <table:covered-table-cell/>
            <table:table-cell table:style-name="TableCell284" table:number-rows-spanned="2">
              <text:p text:style-name="P285"/>
            </table:table-cell>
            <table:table-cell table:style-name="TableCell286" table:number-columns-spanned="5">
              <text:p text:style-name="P287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8">
            <table:table-cell table:style-name="TableCell289">
              <text:p text:style-name="P290"/>
            </table:table-cell>
            <table:table-cell table:style-name="TableCell291" table:number-columns-spanned="5">
              <text:p text:style-name="P292"/>
            </table:table-cell>
            <table:covered-table-cell/>
            <table:covered-table-cell/>
            <table:covered-table-cell/>
            <table:covered-table-cell/>
            <table:table-cell table:style-name="TableCell293">
              <text:p text:style-name="P294"/>
            </table:table-cell>
            <table:table-cell table:style-name="TableCell295">
              <text:p text:style-name="P296"/>
            </table:table-cell>
            <table:table-cell table:style-name="TableCell297" table:number-columns-spanned="3">
              <text:p text:style-name="P298"/>
            </table:table-cell>
            <table:covered-table-cell/>
            <table:covered-table-cell/>
            <table:table-cell table:style-name="TableCell299" table:number-columns-spanned="3">
              <text:p text:style-name="P300"/>
            </table:table-cell>
            <table:covered-table-cell/>
            <table:covered-table-cell/>
            <table:table-cell table:style-name="TableCell301">
              <text:p text:style-name="P302"/>
            </table:table-cell>
            <table:table-cell table:style-name="TableCell303" table:number-columns-spanned="3">
              <text:p text:style-name="P304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5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6-25T16:59:00Z</meta:creation-date>
    <dc:date>2024-06-25T18:30:00Z</dc:date>
    <meta:print-date>2024-06-22T13:57:00Z</meta:print-date>
    <meta:template xlink:href="Normal" xlink:type="simple"/>
    <meta:editing-cycles>3</meta:editing-cycles>
    <meta:editing-duration>PT3180S</meta:editing-duration>
    <meta:document-statistic meta:page-count="2" meta:paragraph-count="8" meta:word-count="628" meta:character-count="4012" meta:row-count="28" meta:non-whitespace-character-count="3392"/>
  </office:meta>
</office:document-meta>
</file>